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1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99" calcext:value-type="float">
            <text:p>79.9849999999999</text:p>
          </table:table-cell>
          <table:table-cell table:formula="of:=[.$T$2]*[.S11]" office:value-type="float" office:value="5272611.19999999" calcext:value-type="float">
            <text:p>5272611.1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599999999998" calcext:value-type="float">
            <text:p>84.3599999999998</text:p>
          </table:table-cell>
          <table:table-cell table:formula="of:=[.$T$2]*[.S12]" office:value-type="float" office:value="5561011.19999999" calcext:value-type="float">
            <text:p>5561011.19999999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600000000002" calcext:value-type="float">
            <text:p>89.3600000000002</text:p>
          </table:table-cell>
          <table:table-cell table:formula="of:=[.$T$2]*[.S16]" office:value-type="float" office:value="5890611.20000001" calcext:value-type="float">
            <text:p>58906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50000000001" calcext:value-type="float">
            <text:p>93.7350000000001</text:p>
          </table:table-cell>
          <table:table-cell table:formula="of:=[.$T$2]*[.S17]" office:value-type="float" office:value="6179011.20000001" calcext:value-type="float">
            <text:p>61790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9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2]+([.C32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1  Eternal Huntress [E]           x10 " calcext:value-type="string">
            <text:p>3-1 <text:s/>Eternal Huntress [E] <text:s text:c="10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597]: 1" calcext:value-type="string">
            <text:p>Available [259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597" calcext:value-type="float">
            <text:p>2597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  Azarinth Barrier [Mythic]" calcext:value-type="string">
            <text:p>1-1 <text:s/>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79]+([.C79]-1)*20" office:value-type="float" office:value="1" calcext:value-type="float">
            <text:p>1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80]+([.C80]-1)*20" office:value-type="float" office:value="22" calcext:value-type="float">
            <text:p>22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3]+([.C83]-1)*20" office:value-type="float" office:value="15" calcext:value-type="float">
            <text:p>15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6]+([.C86]-1)*20" office:value-type="float" office:value="11" calcext:value-type="float">
            <text:p>11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9]+([.C89]-1)*20" office:value-type="float" office:value="23" calcext:value-type="float">
            <text:p>23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2]+([.C92]-1)*20" office:value-type="float" office:value="16" calcext:value-type="float">
            <text:p>1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3]+([.C93]-1)*20" office:value-type="float" office:value="14" calcext:value-type="float">
            <text:p>14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4]+([.C94]-1)*20" office:value-type="float" office:value="19" calcext:value-type="float">
            <text:p>19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5]+([.C95]-1)*20" office:value-type="float" office:value="58" calcext:value-type="float">
            <text:p>58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6]+([.C96]-1)*20" office:value-type="float" office:value="23" calcext:value-type="float">
            <text:p>23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7]+([.C97]-1)*20" office:value-type="float" office:value="34" calcext:value-type="float">
            <text:p>34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9]+([.C99]-1)*20" office:value-type="float" office:value="22" calcext:value-type="float">
            <text:p>22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28" calcext:value-type="float">
            <text:p>2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2]+([.C102]-1)*20" office:value-type="float" office:value="10" calcext:value-type="float">
            <text:p>1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4]+([.C104]-1)*20" office:value-type="float" office:value="9" calcext:value-type="float">
            <text:p>9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7]+([.C107]-1)*20" office:value-type="float" office:value="66" calcext:value-type="float">
            <text:p>66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6%" calcext:value-type="string">
            <text:p>76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26" calcext:value-type="float">
            <text:p>2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1%" calcext:value-type="string">
            <text:p>31%</text:p>
          </table:table-cell>
          <table:table-cell table:formula="of:=TEXT(VLOOKUP([.E108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10]+([.C110]-1)*20" office:value-type="float" office:value="53" calcext:value-type="float">
            <text:p>53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3%" calcext:value-type="string">
            <text:p>63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2]+([.C112]-1)*20" office:value-type="float" office:value="58" calcext:value-type="float">
            <text:p>58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68%" calcext:value-type="string">
            <text:p>68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6]+([.C116]-1)*20" office:value-type="float" office:value="38" calcext:value-type="float">
            <text:p>38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3%" calcext:value-type="string">
            <text:p>43%</text:p>
          </table:table-cell>
          <table:table-cell table:formula="of:=TEXT(VLOOKUP([.E116];[.$BI$2:.$BK$82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7]+([.C117]-1)*20" office:value-type="float" office:value="50" calcext:value-type="float">
            <text:p>5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0%" calcext:value-type="string">
            <text:p>60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9]+([.C119]-1)*20" office:value-type="float" office:value="33" calcext:value-type="float">
            <text:p>33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8%" calcext:value-type="string">
            <text:p>38%</text:p>
          </table:table-cell>
          <table:table-cell table:formula="of:=TEXT(VLOOKUP([.E119];[.$BI$2:.$BK$82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3]+([.C123]-1)*20" office:value-type="float" office:value="15" calcext:value-type="float">
            <text:p>15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2];2); &quot;0#%&quot;)" office:value-type="string" office:string-value="15%" calcext:value-type="string">
            <text:p>15%</text:p>
          </table:table-cell>
          <table:table-cell table:formula="of:=TEXT(VLOOKUP([.E123];[.$BI$2:.$BK$82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5]+([.C125]-1)*20" office:value-type="float" office:value="57" calcext:value-type="float">
            <text:p>57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67%" calcext:value-type="string">
            <text:p>67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Fear Resistance" calcext:value-type="string">
            <text:p>2-3 <text:s text:c="2"/>[28% - 4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8%" calcext:value-type="string">
            <text:p>28%</text:p>
          </table:table-cell>
          <table:table-cell table:formula="of:=TEXT(VLOOKUP([.E127];[.$BI$2:.$BK$82];3);  &quot;0#%&quot;)" office:value-type="string" office:string-value="46%" calcext:value-type="string">
            <text:p>46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2]+([.C132]-1)*20" office:value-type="float" office:value="67" calcext:value-type="float">
            <text:p>67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7%" calcext:value-type="string">
            <text:p>77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   [51% - 82%] Ice Resistance" calcext:value-type="string">
            <text:p>3-1 <text:s text:c="2"/>[51% - 82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41" calcext:value-type="float">
            <text:p>4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2];2); &quot;0#%&quot;)" office:value-type="string" office:string-value="51%" calcext:value-type="string">
            <text:p>51%</text:p>
          </table:table-cell>
          <table:table-cell table:formula="of:=TEXT(VLOOKUP([.E13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7   [57% - 94%] Light Magic Resistance" calcext:value-type="string">
            <text:p>3-7 <text:s text:c="2"/>[57% - 94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5]+([.C135]-1)*20" office:value-type="float" office:value="47" calcext:value-type="float">
            <text:p>47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I$2:.$BK$82];2); &quot;0#%&quot;)" office:value-type="string" office:string-value="57%" calcext:value-type="string">
            <text:p>57%</text:p>
          </table:table-cell>
          <table:table-cell table:formula="of:=TEXT(VLOOKUP([.E135];[.$BI$2:.$BK$82];3);  &quot;0#%&quot;)" office:value-type="string" office:string-value="94%" calcext:value-type="string">
            <text:p>94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53" calcext:value-type="float">
            <text:p>5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3%" calcext:value-type="string">
            <text:p>63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3]+([.C143]-1)*20" office:value-type="float" office:value="21" calcext:value-type="float">
            <text:p>21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6%" calcext:value-type="string">
            <text:p>26%</text:p>
          </table:table-cell>
          <table:table-cell table:formula="of:=TEXT(VLOOKUP([.E143];[.$BI$2:.$BK$82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2]+([.C152]-1)*20" office:value-type="float" office:value="45" calcext:value-type="float">
            <text:p>45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5%" calcext:value-type="string">
            <text:p>55%</text:p>
          </table:table-cell>
          <table:table-cell table:formula="of:=TEXT(VLOOKUP([.E152];[.$BI$2:.$BK$82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4]+([.C154]-1)*20" office:value-type="float" office:value="54" calcext:value-type="float">
            <text:p>54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4%" calcext:value-type="string">
            <text:p>64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60]+([.C160]-1)*20" office:value-type="float" office:value="58" calcext:value-type="float">
            <text:p>58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68%" calcext:value-type="string">
            <text:p>68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2]+([.C162]-1)*20" office:value-type="float" office:value="53" calcext:value-type="float">
            <text:p>53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3%" calcext:value-type="string">
            <text:p>63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3]+([.C163]-1)*20" office:value-type="float" office:value="48" calcext:value-type="float">
            <text:p>48</text:p>
          </table:table-cell>
          <table:table-cell table:formula="of:=IF([.D163]&lt;10;&quot;  &quot;; &quot; &quot;)" office:value-type="string" office:string-value="  " calcext:value-type="string">
            <text:p><text:s text:c="2"/></text:p>
          </table:table-cell>
          <table:table-cell table:formula="of:=TEXT(VLOOKUP([.E163];[.$BI$2:.$BK$82];2); &quot;0#%&quot;)" office:value-type="string" office:string-value="58%" calcext:value-type="string">
            <text:p>58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2 1st tier" calcext:value-type="string">
            <text:p>12 1st tier</text:p>
          </table:table-cell>
          <table:table-cell table:formula="of:=COUNTIF([.$C$107:.$C$163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2nd tier" calcext:value-type="string">
            <text:p>21 2nd tier</text:p>
          </table:table-cell>
          <table:table-cell table:formula="of:=COUNTIF([.$C$107:.$C$163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10%" calcext:value-type="string">
            <text:p>210%</text:p>
          </table:table-cell>
          <table:table-cell table:formula="of:=TEXT([.B165]*5%;&quot;%&quot;)" office:value-type="string" office:string-value="60%" calcext:value-type="string">
            <text:p>60%</text:p>
          </table:table-cell>
          <table:table-cell table:formula="of:=TEXT([.C178]+[.D178]+[.E178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20" calcext:value-type="float">
            <text:p>20</text:p>
          </table:table-cell>
          <table:table-cell table:formula="of:=[.$E$254]-[.E262]+1+IF([.K32]&lt;10;1;0)" office:value-type="float" office:value="11" calcext:value-type="float">
            <text:p>1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1" calcext:value-type="float">
            <text:p>1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" calcext:value-type="string">
            <text:p><text:s text:c="11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4]-[.E279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      " calcext:value-type="string">
            <text:p><text:s text:c="16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4]-[.E282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2]&lt;10; &quot;  &quot;; &quot; &quot;)" office:value-type="string" office:string-value=" " calcext:value-type="string">
            <text:p><text:s/></text:p>
          </table:table-cell>
          <table:table-cell table:formula="of:=REPT(&quot; &quot;; [.F282])" office:value-type="string" office:string-value="                    " calcext:value-type="string">
            <text:p><text:s text:c="20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7" calcext:value-type="float">
            <text:p>259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0T01:36:30.459000000</dc:date>
    <meta:generator>LibreOffice/7.0.5.2$Windows_X86_64 LibreOffice_project/64390860c6cd0aca4beafafcfd84613dd9dfb63a</meta:generator>
    <meta:editing-duration>P2DT3H7M30S</meta:editing-duration>
    <meta:editing-cycles>211</meta:editing-cycles>
    <meta:document-statistic meta:table-count="1" meta:cell-count="2174" meta:object-count="0"/>
    <meta:user-defined meta:name="AppVersion">16.0300</meta:user-defined>
  </office:meta>
</office:document-meta>
</file>